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5ca6" officeooo:paragraph-rsid="001214b5"/>
    </style:style>
    <style:style style:name="P2" style:family="paragraph" style:parent-style-name="Preformatted_20_Text">
      <style:text-properties style:font-name="Liberation Mono"/>
    </style:style>
    <style:style style:name="P3" style:family="paragraph" style:parent-style-name="Preformatted_20_Text">
      <style:text-properties style:font-name="Liberation Mono" officeooo:paragraph-rsid="0013aed4"/>
    </style:style>
    <style:style style:name="P4" style:family="paragraph" style:parent-style-name="Preformatted_20_Text">
      <style:text-properties fo:color="#77bc65" style:font-name="Liberation Mono"/>
    </style:style>
    <style:style style:name="P5" style:family="paragraph" style:parent-style-name="Preformatted_20_Text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bold" officeooo:rsid="0013aed4" officeooo:paragraph-rsid="0013aed4" style:font-weight-asian="bold" style:font-weight-complex="bold"/>
    </style:style>
    <style:style style:name="P7" style:family="paragraph" style:parent-style-name="Text_20_body">
      <style:text-properties fo:font-weight="bold" officeooo:rsid="0015118b" officeooo:paragraph-rsid="0015118b" style:font-weight-asian="bold" style:font-weight-complex="bold"/>
    </style:style>
    <style:style style:name="P8" style:family="paragraph" style:parent-style-name="Text_20_body">
      <style:text-properties officeooo:rsid="0013aed4" officeooo:paragraph-rsid="0013aed4"/>
    </style:style>
    <style:style style:name="T1" style:family="text">
      <style:text-properties officeooo:rsid="000ec945"/>
    </style:style>
    <style:style style:name="T2" style:family="text">
      <style:text-properties officeooo:rsid="0013aed4"/>
    </style:style>
    <style:style style:name="T3" style:family="text">
      <style:text-properties fo:color="#77bc65"/>
    </style:style>
    <style:style style:name="T4" style:family="text">
      <style:text-properties fo:color="#b85c00"/>
    </style:style>
    <style:style style:name="T5" style:family="text">
      <style:text-properties fo:color="#b85c00" officeooo:rsid="0013aed4"/>
    </style:style>
    <style:style style:name="T6" style:family="text">
      <style:text-properties fo:color="#2a6099"/>
    </style:style>
    <style:style style:name="T7" style:family="text">
      <style:text-properties fo:color="#2a6099" officeooo:rsid="0013aed4"/>
    </style:style>
    <style:style style:name="T8" style:family="text">
      <style:text-properties fo:color="#000000"/>
    </style:style>
    <style:style style:name="T9" style:family="text">
      <style:text-properties fo:color="#000000" officeooo:rsid="0013aed4"/>
    </style:style>
    <style:style style:name="T10" style:family="text">
      <style:text-properties fo:color="#e30079"/>
    </style:style>
    <style:style style:name="T11" style:family="text">
      <style:text-properties fo:color="#ce2f30"/>
    </style:style>
    <style:style style:name="T12" style:family="text">
      <style:text-properties fo:color="#ffff38"/>
    </style:style>
    <style:style style:name="T13" style:family="text">
      <style:text-properties fo:color="#e6e905"/>
    </style:style>
    <style:style style:name="T14" style:family="text">
      <style:text-properties fo:color="#acb2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Heading_20_1" text:outline-level="1">Exercício 01</text:h>
      <text:p text:style-name="Text_20_body">Calcule a média das 3 notas de um aluno e mostre o valor da média.</text:p>
      <text:p text:style-name="Text_20_body"/>
      <text:p text:style-name="P6">Portugol</text:p>
      <text:p text:style-name="P2">Algoritmo "<text:span text:style-name="T2">Media</text:span>"</text:p>
      <text:p text:style-name="P2"/>
      <text:p text:style-name="P4">// declarar as variáveis do programa</text:p>
      <text:p text:style-name="P3">Var </text:p>
      <text:p text:style-name="P3"><text:span text:style-name="T2">media</text:span> : Real</text:p>
      <text:p text:style-name="P2"><text:span text:style-name="T2">n01, n02, n03</text:span> : Real</text:p>
      <text:p text:style-name="P2"/>
      <text:p text:style-name="P2">Inicio</text:p>
      <text:p text:style-name="P4">// aqui começa o programa</text:p>
      <text:p text:style-name="P2"><text:tab/>Escreval(<text:span text:style-name="T4">"</text:span><text:span text:style-name="T5">Digite a primeira nota:</text:span><text:span text:style-name="T4">"</text:span>)</text:p>
      <text:p text:style-name="P2"><text:tab/><text:span text:style-name="T2">Leia(</text:span><text:span text:style-name="T7">n01</text:span><text:span text:style-name="T2">)</text:span></text:p>
      <text:p text:style-name="P3"><text:tab/>Escreval(<text:span text:style-name="T4">"</text:span><text:span text:style-name="T5">Digite a segunda nota:</text:span><text:span text:style-name="T4">"</text:span>)</text:p>
      <text:p text:style-name="P3"><text:span text:style-name="T2"><text:tab/>Leia(</text:span><text:span text:style-name="T7">n02</text:span><text:span text:style-name="T2">)</text:span></text:p>
      <text:p text:style-name="P3"><text:tab/>Escreval(<text:span text:style-name="T4">"</text:span><text:span text:style-name="T5">Digite a terceira nota:</text:span><text:span text:style-name="T4">"</text:span>)</text:p>
      <text:p text:style-name="P3"><text:tab/><text:span text:style-name="T2">Leia(</text:span><text:span text:style-name="T7">n03</text:span><text:span text:style-name="T2">)</text:span></text:p>
      <text:p text:style-name="P3"/>
      <text:p text:style-name="P3"><text:tab/><text:span text:style-name="T7">media</text:span><text:span text:style-name="T2"> &lt;- ( </text:span><text:span text:style-name="T7">n01</text:span><text:span text:style-name="T2"> + </text:span><text:span text:style-name="T7">n02 </text:span><text:span text:style-name="T2">+ </text:span><text:span text:style-name="T7">n03</text:span><text:span text:style-name="T2"> ) / 3</text:span></text:p>
      <text:p text:style-name="P3"/>
      <text:p text:style-name="P3"><text:tab/>Escreval(<text:span text:style-name="T4">"</text:span><text:span text:style-name="T5">A média é:</text:span><text:span text:style-name="T4">"</text:span><text:span text:style-name="T8">, </text:span><text:span text:style-name="T7">media</text:span><text:span text:style-name="T8">)</text:span></text:p>
      <text:p text:style-name="P3"><text:span text:style-name="T8"/></text:p>
      <text:p text:style-name="P2">FimAlgoritmo</text:p>
      <text:p text:style-name="P8"/>
      <text:p text:style-name="P7">index.c</text:p>
      <text:p text:style-name="Preformatted_20_Text"><text:span text:style-name="T10">#include</text:span> &lt;stdio.h&gt;</text:p>
      <text:p text:style-name="Preformatted_20_Text"/>
      <text:p text:style-name="Preformatted_20_Text"><text:span text:style-name="T6">void </text:span><text:span text:style-name="T14">main</text:span> () {</text:p>
      <text:p text:style-name="Preformatted_20_Text"><text:s text:c="4"/><text:span text:style-name="T3">// Variáveis</text:span></text:p>
      <text:p text:style-name="Preformatted_20_Text"><text:s text:c="4"/><text:span text:style-name="T6">float</text:span> media;</text:p>
      <text:p text:style-name="Preformatted_20_Text"><text:s text:c="4"/><text:span text:style-name="T6">float</text:span> n01, n02, n03;</text:p>
      <text:p text:style-name="Preformatted_20_Text"><text:s text:c="4"/><text:span text:style-name="T3">// Mensagem de boas vindas</text:span></text:p>
      <text:p text:style-name="Preformatted_20_Text"><text:s text:c="4"/><text:span text:style-name="T14">printf</text:span>(<text:span text:style-name="T4">"</text:span><text:span text:style-name="T14">\n</text:span><text:span text:style-name="T4">----------------------------------------------------------</text:span><text:span text:style-name="T14">\n</text:span><text:span text:style-name="T4">"</text:span>);</text:p>
      <text:p text:style-name="Preformatted_20_Text"><text:s text:c="4"/><text:span text:style-name="T14">printf</text:span>(<text:span text:style-name="T4">"</text:span><text:span text:style-name="T10">\E</text:span><text:span text:style-name="T4">[33mBem vindos ao sistema de cálculo de média\E[0m</text:span><text:span text:style-name="T14">\n</text:span><text:span text:style-name="T4">"</text:span>);</text:p>
      <text:p text:style-name="Preformatted_20_Text"><text:s text:c="4"/><text:span text:style-name="T14">printf</text:span>(<text:span text:style-name="T4">"----------------------------------------------------------</text:span><text:span text:style-name="T14">\n</text:span><text:span text:style-name="T4">"</text:span>);</text:p>
      <text:p text:style-name="Preformatted_20_Text"><text:s text:c="4"/><text:span text:style-name="T14">printf</text:span>(<text:span text:style-name="T4">"Digite a primeira nota</text:span><text:span text:style-name="T14">\n</text:span><text:span text:style-name="T4">"</text:span>);</text:p>
      <text:p text:style-name="Preformatted_20_Text"><text:s text:c="4"/><text:span text:style-name="T14">scanf</text:span>(<text:span text:style-name="T4">"%f"</text:span>, &amp;n01);</text:p>
      <text:p text:style-name="Preformatted_20_Text"><text:s text:c="4"/><text:span text:style-name="T14">printf</text:span>(<text:span text:style-name="T4">"Digite a segunda nota</text:span><text:span text:style-name="T14">\n</text:span><text:span text:style-name="T4">"</text:span>);</text:p>
      <text:p text:style-name="Preformatted_20_Text"><text:s text:c="4"/><text:span text:style-name="T14">scanf</text:span>(<text:span text:style-name="T4">"%f"</text:span>, &amp;n02);</text:p>
      <text:p text:style-name="Preformatted_20_Text"><text:s text:c="4"/><text:span text:style-name="T14">printf</text:span>(<text:span text:style-name="T4">"Digite a terceira nota</text:span><text:span text:style-name="T14">\n</text:span><text:span text:style-name="T4">"</text:span>);</text:p>
      <text:p text:style-name="Preformatted_20_Text"><text:s text:c="4"/><text:span text:style-name="T14">scanf</text:span>(<text:span text:style-name="T4">"%f"</text:span>, &amp;n03);</text:p>
      <text:p text:style-name="Preformatted_20_Text"/>
      <text:p text:style-name="Preformatted_20_Text"><text:s text:c="4"/>media = ( n01 + n02 + n03 ) / 3;</text:p>
      <text:p text:style-name="Preformatted_20_Text"><text:s text:c="4"/><text:span text:style-name="T14">printf</text:span>(<text:span text:style-name="T4">"A média é: %.2f</text:span><text:span text:style-name="T14">\n</text:span><text:span text:style-name="T4">"</text:span>, media);</text:p>
      <text:p text:style-name="Preformatted_20_Text">}</text:p>
      <text:p text:style-name="P1"/>
      <text:p text:style-name="P1"/>
      <text:p text:style-name="Preformatted_20_Text">Para compilar:</text:p>
      <text:p text:style-name="P5">gcc index.c -o ex01</text:p>
      <text:p text:style-name="Preformatted_20_Text"/>
      <text:p text:style-name="Preformatted_20_Text">Para rodar</text:p>
      <text:p text:style-name="P5">./<text:span text:style-name="T1">ex0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9:20:28.524203089</meta:creation-date>
    <dc:date>2018-12-03T00:02:40.477432293</dc:date>
    <meta:editing-duration>PT41M18S</meta:editing-duration>
    <meta:editing-cycles>7</meta:editing-cycles>
    <meta:generator>LibreOffice/6.1.2.1$Linux_X86_64 LibreOffice_project/10$Build-1</meta:generator>
    <meta:document-statistic meta:table-count="0" meta:image-count="0" meta:object-count="0" meta:page-count="1" meta:paragraph-count="42" meta:word-count="148" meta:character-count="1071" meta:non-whitespace-character-count="898"/>
  </office:meta>
</office:document-meta>
</file>